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je_dane" table:style-name="ta1">
        <table:shapes>
          <draw:frame draw:z-index="0" draw:style-name="gr1" draw:text-style-name="P1" svg:width="6.2965in" svg:height="3.5449in" svg:x="1.8098in" svg:y="0.0311in">
            <draw:object draw:notify-on-update-of-ranges="moje_dane.A1:moje_dane.A1701 moje_dane.B1:moje_dane.B17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84" calcext:value-type="float">
            <text:p>0.8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84" calcext:value-type="float">
            <text:p>0.8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84" calcext:value-type="float">
            <text:p>0.8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17" calcext:value-type="float">
            <text:p>0.19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69" calcext:value-type="float">
            <text:p>0.2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39" calcext:value-type="float">
            <text:p>0.4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17" calcext:value-type="float">
            <text:p>0.1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9" calcext:value-type="float">
            <text:p>0.2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39" calcext:value-type="float">
            <text:p>0.09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25" calcext:value-type="float">
            <text:p>0.2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5" calcext:value-type="float">
            <text:p>0.26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85" calcext:value-type="float">
            <text:p>0.21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786" calcext:value-type="float">
            <text:p>0.17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738" calcext:value-type="float">
            <text:p>0.17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5" calcext:value-type="float">
            <text:p>0.26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25" calcext:value-type="float">
            <text:p>0.23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701" calcext:value-type="float">
            <text:p>0.17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45" calcext:value-type="float">
            <text:p>0.11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39" calcext:value-type="float">
            <text:p>0.09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648" calcext:value-type="float">
            <text:p>0.16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028" calcext:value-type="float">
            <text:p>0.20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15" calcext:value-type="float">
            <text:p>0.18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27" calcext:value-type="float">
            <text:p>0.12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786" calcext:value-type="float">
            <text:p>0.17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907" calcext:value-type="float">
            <text:p>0.09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817" calcext:value-type="float">
            <text:p>0.08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891" calcext:value-type="float">
            <text:p>0.08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036" calcext:value-type="float">
            <text:p>0.10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107" calcext:value-type="float">
            <text:p>0.1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806" calcext:value-type="float">
            <text:p>0.08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877" calcext:value-type="float">
            <text:p>0.08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42" calcext:value-type="float">
            <text:p>0.04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708" calcext:value-type="float">
            <text:p>0.07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89" calcext:value-type="float">
            <text:p>0.078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907" calcext:value-type="float">
            <text:p>0.09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945" calcext:value-type="float">
            <text:p>0.09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84" calcext:value-type="float">
            <text:p>0.09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22" calcext:value-type="float">
            <text:p>0.08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861" calcext:value-type="float">
            <text:p>0.08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99" calcext:value-type="float">
            <text:p>0.08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937" calcext:value-type="float">
            <text:p>0.09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011" calcext:value-type="float">
            <text:p>0.10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047" calcext:value-type="float">
            <text:p>0.10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91" calcext:value-type="float">
            <text:p>0.08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001" calcext:value-type="float">
            <text:p>0.1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36" calcext:value-type="float">
            <text:p>0.10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072" calcext:value-type="float">
            <text:p>0.10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56" calcext:value-type="float">
            <text:p>0.09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991" calcext:value-type="float">
            <text:p>0.09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61" calcext:value-type="float">
            <text:p>0.10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095" calcext:value-type="float">
            <text:p>0.10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982" calcext:value-type="float">
            <text:p>0.09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871" calcext:value-type="float">
            <text:p>0.08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39" calcext:value-type="float">
            <text:p>0.093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006" calcext:value-type="float">
            <text:p>0.10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87" calcext:value-type="float">
            <text:p>0.07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79" calcext:value-type="float">
            <text:p>0.07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707" calcext:value-type="float">
            <text:p>0.07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764" calcext:value-type="float">
            <text:p>0.07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793" calcext:value-type="float">
            <text:p>0.079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822" calcext:value-type="float">
            <text:p>0.08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851" calcext:value-type="float">
            <text:p>0.08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789" calcext:value-type="float">
            <text:p>0.078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818" calcext:value-type="float">
            <text:p>0.08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786" calcext:value-type="float">
            <text:p>0.078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98" calcext:value-type="float">
            <text:p>0.06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751" calcext:value-type="float">
            <text:p>0.075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779" calcext:value-type="float">
            <text:p>0.07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469" calcext:value-type="float">
            <text:p>0.046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536" calcext:value-type="float">
            <text:p>0.053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537" calcext:value-type="float">
            <text:p>0.053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469" calcext:value-type="float">
            <text:p>0.046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608" calcext:value-type="float">
            <text:p>0.06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523" calcext:value-type="float">
            <text:p>0.052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523" calcext:value-type="float">
            <text:p>0.05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499" calcext:value-type="float">
            <text:p>0.049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484" calcext:value-type="float">
            <text:p>0.048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484" calcext:value-type="float">
            <text:p>0.048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551" calcext:value-type="float">
            <text:p>0.055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562" calcext:value-type="float">
            <text:p>0.056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616" calcext:value-type="float">
            <text:p>0.06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637" calcext:value-type="float">
            <text:p>0.063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616" calcext:value-type="float">
            <text:p>0.06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531" calcext:value-type="float">
            <text:p>0.053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562" calcext:value-type="float">
            <text:p>0.056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698" calcext:value-type="float">
            <text:p>0.069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708" calcext:value-type="float">
            <text:p>0.070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718" calcext:value-type="float">
            <text:p>0.07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697" calcext:value-type="float">
            <text:p>0.069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707" calcext:value-type="float">
            <text:p>0.070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727" calcext:value-type="float">
            <text:p>0.07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737" calcext:value-type="float">
            <text:p>0.073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767" calcext:value-type="float">
            <text:p>0.076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777" calcext:value-type="float">
            <text:p>0.077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787" calcext:value-type="float">
            <text:p>0.078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797" calcext:value-type="float">
            <text:p>0.079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766" calcext:value-type="float">
            <text:p>0.076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764" calcext:value-type="float">
            <text:p>0.076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703" calcext:value-type="float">
            <text:p>0.070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673" calcext:value-type="float">
            <text:p>0.067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703" calcext:value-type="float">
            <text:p>0.070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732" calcext:value-type="float">
            <text:p>0.073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692" calcext:value-type="float">
            <text:p>0.069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702" calcext:value-type="float">
            <text:p>0.070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731" calcext:value-type="float">
            <text:p>0.073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661" calcext:value-type="float">
            <text:p>0.066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661" calcext:value-type="float">
            <text:p>0.066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699" calcext:value-type="float">
            <text:p>0.069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708" calcext:value-type="float">
            <text:p>0.070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718" calcext:value-type="float">
            <text:p>0.07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727" calcext:value-type="float">
            <text:p>0.07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737" calcext:value-type="float">
            <text:p>0.073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698" calcext:value-type="float">
            <text:p>0.069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707" calcext:value-type="float">
            <text:p>0.070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753" calcext:value-type="float">
            <text:p>0.075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772" calcext:value-type="float">
            <text:p>0.077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799" calcext:value-type="float">
            <text:p>0.079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808" calcext:value-type="float">
            <text:p>0.08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817" calcext:value-type="float">
            <text:p>0.081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789" calcext:value-type="float">
            <text:p>0.078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798" calcext:value-type="float">
            <text:p>0.079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807" calcext:value-type="float">
            <text:p>0.080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779" calcext:value-type="float">
            <text:p>0.077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741" calcext:value-type="float">
            <text:p>0.074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713" calcext:value-type="float">
            <text:p>0.07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731" calcext:value-type="float">
            <text:p>0.073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694" calcext:value-type="float">
            <text:p>0.069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666" calcext:value-type="float">
            <text:p>0.066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638" calcext:value-type="float">
            <text:p>0.063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692" calcext:value-type="float">
            <text:p>0.06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719" calcext:value-type="float">
            <text:p>0.071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737" calcext:value-type="float">
            <text:p>0.073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772" calcext:value-type="float">
            <text:p>0.077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798" calcext:value-type="float">
            <text:p>0.079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807" calcext:value-type="float">
            <text:p>0.08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833" calcext:value-type="float">
            <text:p>0.083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859" calcext:value-type="float">
            <text:p>0.08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832" calcext:value-type="float">
            <text:p>0.083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786" calcext:value-type="float">
            <text:p>0.078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759" calcext:value-type="float">
            <text:p>0.075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768" calcext:value-type="float">
            <text:p>0.076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777" calcext:value-type="float">
            <text:p>0.077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794" calcext:value-type="float">
            <text:p>0.079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811" calcext:value-type="float">
            <text:p>0.08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819" calcext:value-type="float">
            <text:p>0.081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861" calcext:value-type="float">
            <text:p>0.08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826" calcext:value-type="float">
            <text:p>0.082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835" calcext:value-type="float">
            <text:p>0.08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843" calcext:value-type="float">
            <text:p>0.084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851" calcext:value-type="float">
            <text:p>0.085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876" calcext:value-type="float">
            <text:p>0.087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832" calcext:value-type="float">
            <text:p>0.083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814" calcext:value-type="float">
            <text:p>0.081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822" calcext:value-type="float">
            <text:p>0.082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788" calcext:value-type="float">
            <text:p>0.078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787" calcext:value-type="float">
            <text:p>0.07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753" calcext:value-type="float">
            <text:p>0.075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752" calcext:value-type="float">
            <text:p>0.07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768" calcext:value-type="float">
            <text:p>0.076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777" calcext:value-type="float">
            <text:p>0.077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793" calcext:value-type="float">
            <text:p>0.079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801" calcext:value-type="float">
            <text:p>0.08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817" calcext:value-type="float">
            <text:p>0.08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874" calcext:value-type="float">
            <text:p>0.087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882" calcext:value-type="float">
            <text:p>0.088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898" calcext:value-type="float">
            <text:p>0.089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906" calcext:value-type="float">
            <text:p>0.090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913" calcext:value-type="float">
            <text:p>0.09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921" calcext:value-type="float">
            <text:p>0.09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937" calcext:value-type="float">
            <text:p>0.093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945" calcext:value-type="float">
            <text:p>0.094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961" calcext:value-type="float">
            <text:p>0.096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894" calcext:value-type="float">
            <text:p>0.089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902" calcext:value-type="float">
            <text:p>0.090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926" calcext:value-type="float">
            <text:p>0.092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934" calcext:value-type="float">
            <text:p>0.09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941" calcext:value-type="float">
            <text:p>0.094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891" calcext:value-type="float">
            <text:p>0.089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899" calcext:value-type="float">
            <text:p>0.08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874" calcext:value-type="float">
            <text:p>0.087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882" calcext:value-type="float">
            <text:p>0.088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857" calcext:value-type="float">
            <text:p>0.085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865" calcext:value-type="float">
            <text:p>0.086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856" calcext:value-type="float">
            <text:p>0.08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871" calcext:value-type="float">
            <text:p>0.087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879" calcext:value-type="float">
            <text:p>0.087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887" calcext:value-type="float">
            <text:p>0.088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854" calcext:value-type="float">
            <text:p>0.085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861" calcext:value-type="float">
            <text:p>0.086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835" calcext:value-type="float">
            <text:p>0.083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843" calcext:value-type="float">
            <text:p>0.084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851" calcext:value-type="float">
            <text:p>0.085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888" calcext:value-type="float">
            <text:p>0.088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857" calcext:value-type="float">
            <text:p>0.085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872" calcext:value-type="float">
            <text:p>0.087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879" calcext:value-type="float">
            <text:p>0.087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887" calcext:value-type="float">
            <text:p>0.088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894" calcext:value-type="float">
            <text:p>0.089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902" calcext:value-type="float">
            <text:p>0.090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917" calcext:value-type="float">
            <text:p>0.091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931" calcext:value-type="float">
            <text:p>0.093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939" calcext:value-type="float">
            <text:p>0.093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946" calcext:value-type="float">
            <text:p>0.094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961" calcext:value-type="float">
            <text:p>0.096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968" calcext:value-type="float">
            <text:p>0.096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976" calcext:value-type="float">
            <text:p>0.097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944" calcext:value-type="float">
            <text:p>0.094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952" calcext:value-type="float">
            <text:p>0.095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921" calcext:value-type="float">
            <text:p>0.092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904" calcext:value-type="float">
            <text:p>0.090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912" calcext:value-type="float">
            <text:p>0.091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919" calcext:value-type="float">
            <text:p>0.091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26" calcext:value-type="float">
            <text:p>0.092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934" calcext:value-type="float">
            <text:p>0.093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941" calcext:value-type="float">
            <text:p>0.094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932" calcext:value-type="float">
            <text:p>0.093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901" calcext:value-type="float">
            <text:p>0.090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907" calcext:value-type="float">
            <text:p>0.090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922" calcext:value-type="float">
            <text:p>0.092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936" calcext:value-type="float">
            <text:p>0.093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943" calcext:value-type="float">
            <text:p>0.094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913" calcext:value-type="float">
            <text:p>0.091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934" calcext:value-type="float">
            <text:p>0.093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904" calcext:value-type="float">
            <text:p>0.090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874" calcext:value-type="float">
            <text:p>0.087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888" calcext:value-type="float">
            <text:p>0.088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806" calcext:value-type="float">
            <text:p>0.080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798" calcext:value-type="float">
            <text:p>0.079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789" calcext:value-type="float">
            <text:p>0.078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797" calcext:value-type="float">
            <text:p>0.079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804" calcext:value-type="float">
            <text:p>0.080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811" calcext:value-type="float">
            <text:p>0.081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818" calcext:value-type="float">
            <text:p>0.08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803" calcext:value-type="float">
            <text:p>0.080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817" calcext:value-type="float">
            <text:p>0.081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831" calcext:value-type="float">
            <text:p>0.083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838" calcext:value-type="float">
            <text:p>0.08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859" calcext:value-type="float">
            <text:p>0.085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801" calcext:value-type="float">
            <text:p>0.080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808" calcext:value-type="float">
            <text:p>0.080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822" calcext:value-type="float">
            <text:p>0.082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807" calcext:value-type="float">
            <text:p>0.080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814" calcext:value-type="float">
            <text:p>0.081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835" calcext:value-type="float">
            <text:p>0.083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869" calcext:value-type="float">
            <text:p>0.086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876" calcext:value-type="float">
            <text:p>0.087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883" calcext:value-type="float">
            <text:p>0.088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897" calcext:value-type="float">
            <text:p>0.08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904" calcext:value-type="float">
            <text:p>0.090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917" calcext:value-type="float">
            <text:p>0.091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931" calcext:value-type="float">
            <text:p>0.09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938" calcext:value-type="float">
            <text:p>0.093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922" calcext:value-type="float">
            <text:p>0.092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894" calcext:value-type="float">
            <text:p>0.089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901" calcext:value-type="float">
            <text:p>0.090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872" calcext:value-type="float">
            <text:p>0.087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879" calcext:value-type="float">
            <text:p>0.087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851" calcext:value-type="float">
            <text:p>0.085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857" calcext:value-type="float">
            <text:p>0.085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871" calcext:value-type="float">
            <text:p>0.087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856" calcext:value-type="float">
            <text:p>0.085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863" calcext:value-type="float">
            <text:p>0.086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877" calcext:value-type="float">
            <text:p>0.087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883" calcext:value-type="float">
            <text:p>0.088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806" calcext:value-type="float">
            <text:p>0.080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798" calcext:value-type="float">
            <text:p>0.079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784" calcext:value-type="float">
            <text:p>0.078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776" calcext:value-type="float">
            <text:p>0.077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762" calcext:value-type="float">
            <text:p>0.076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789" calcext:value-type="float">
            <text:p>0.078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768" calcext:value-type="float">
            <text:p>0.076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788" calcext:value-type="float">
            <text:p>0.078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794" calcext:value-type="float">
            <text:p>0.079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801" calcext:value-type="float">
            <text:p>0.080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774" calcext:value-type="float">
            <text:p>0.077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753" calcext:value-type="float">
            <text:p>0.075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766" calcext:value-type="float">
            <text:p>0.076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773" calcext:value-type="float">
            <text:p>0.077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719" calcext:value-type="float">
            <text:p>0.071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637" calcext:value-type="float">
            <text:p>0.063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604" calcext:value-type="float">
            <text:p>0.060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603" calcext:value-type="float">
            <text:p>0.060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623" calcext:value-type="float">
            <text:p>0.062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649" calcext:value-type="float">
            <text:p>0.064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669" calcext:value-type="float">
            <text:p>0.066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649" calcext:value-type="float">
            <text:p>0.064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616" calcext:value-type="float">
            <text:p>0.061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558" calcext:value-type="float">
            <text:p>0.055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558" calcext:value-type="float">
            <text:p>0.055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603" calcext:value-type="float">
            <text:p>0.060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558" calcext:value-type="float">
            <text:p>0.055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558" calcext:value-type="float">
            <text:p>0.055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603" calcext:value-type="float">
            <text:p>0.060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603" calcext:value-type="float">
            <text:p>0.060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634" calcext:value-type="float">
            <text:p>0.063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653" calcext:value-type="float">
            <text:p>0.065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633" calcext:value-type="float">
            <text:p>0.063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565" calcext:value-type="float">
            <text:p>0.056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571" calcext:value-type="float">
            <text:p>0.057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523" calcext:value-type="float">
            <text:p>0.052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184" calcext:value-type="float">
            <text:p>0.0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1T17:35:40.655034117</dc:date>
    <meta:editing-duration>PT5M34S</meta:editing-duration>
    <meta:editing-cycles>1</meta:editing-cycles>
    <meta:generator>LibreOffice/7.4.5.1$Linux_X86_64 LibreOffice_project/40$Build-1</meta:generator>
    <meta:document-statistic meta:table-count="1" meta:cell-count="34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title svg:x="4.315cm" svg:y="0.316cm" chart:style-name="ch2">
          <text:p>blad bezwzgledny w zaleznosci od n</text:p>
        </chart:title>
        <chart:plot-area chart:style-name="ch3" table:cell-range-address="moje_dane.A1:moje_dane.B1701" chart:data-source-has-labels="column" svg:x="1.33cm" svg:y="1.275cm" svg:width="14.345cm" svg:height="6.569cm">
          <chart:coordinate-region svg:x="2.057cm" svg:y="1.474cm" svg:width="13.618cm" svg:height="5.316cm"/>
          <chart:axis chart:dimension="x" chart:name="primary-x" chart:style-name="ch4" chartooo:axis-type="auto">
            <chartooo:date-scale/>
            <chart:title svg:x="8.352cm" svg:y="8.024cm" chart:style-name="ch5">
              <text:p>n</text:p>
            </chart:title>
            <chart:categories table:cell-range-address="moje_dane.A1:moje_dane.A1701"/>
          </chart:axis>
          <chart:axis chart:dimension="y" chart:name="primary-y" chart:style-name="ch4">
            <chart:title svg:x="0.451cm" svg:y="4.722cm" chart:style-name="ch6">
              <text:p>E</text:p>
            </chart:title>
            <chart:grid chart:style-name="ch7" chart:class="major"/>
          </chart:axis>
          <chart:series chart:style-name="ch8" chart:values-cell-range-address="moje_dane.B1:moje_dane.B1701" chart:class="chart:line">
            <chart:data-point chart:repeated="17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moje_dane.A1:moje_dane.A1701</svg:desc>
                </draw:g>
              </table:table-cell>
              <table:table-cell office:value-type="float" office:value="NaN">
                <text:p>NaN</text:p>
                <draw:g>
                  <svg:desc>moje_dane.B1:moje_dane.B17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17">
                <text:p>0.19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869">
                <text:p>0.28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584">
                <text:p>0.35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39">
                <text:p>0.41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11">
                <text:p>0.13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17">
                <text:p>0.19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69">
                <text:p>0.28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27">
                <text:p>0.08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325">
                <text:p>0.23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615">
                <text:p>0.26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185">
                <text:p>0.21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82">
                <text:p>0.20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738">
                <text:p>0.17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665">
                <text:p>0.26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325">
                <text:p>0.23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145">
                <text:p>0.114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082">
                <text:p>0.208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628">
                <text:p>0.162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249">
                <text:p>0.22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028">
                <text:p>0.20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815">
                <text:p>0.18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227">
                <text:p>0.12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05">
                <text:p>0.060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817">
                <text:p>0.081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806">
                <text:p>0.080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478">
                <text:p>0.047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491">
                <text:p>0.049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974">
                <text:p>0.097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1011">
                <text:p>0.101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973">
                <text:p>0.097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852">
                <text:p>0.085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698">
                <text:p>0.069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397">
                <text:p>0.039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486">
                <text:p>0.0486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553">
                <text:p>0.0553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491">
                <text:p>0.049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553">
                <text:p>0.0553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553">
                <text:p>0.0553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397">
                <text:p>0.0397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486">
                <text:p>0.048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451">
                <text:p>0.0451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463">
                <text:p>0.046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562">
                <text:p>0.056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594">
                <text:p>0.059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605">
                <text:p>0.0605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627">
                <text:p>0.0627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637">
                <text:p>0.0637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562">
                <text:p>0.0562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594">
                <text:p>0.059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605">
                <text:p>0.060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657">
                <text:p>0.065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698">
                <text:p>0.0698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718">
                <text:p>0.0718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797">
                <text:p>0.079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661">
                <text:p>0.066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681">
                <text:p>0.0681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651">
                <text:p>0.0651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661">
                <text:p>0.0661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699">
                <text:p>0.0699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718">
                <text:p>0.0718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698">
                <text:p>0.0698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817">
                <text:p>0.0817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713">
                <text:p>0.071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657">
                <text:p>0.0657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657">
                <text:p>0.0657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638">
                <text:p>0.0638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833">
                <text:p>0.0833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823">
                <text:p>0.0823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811">
                <text:p>0.0811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819">
                <text:p>0.0819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801">
                <text:p>0.0801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809">
                <text:p>0.0809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817">
                <text:p>0.081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.0946">
                <text:p>0.0946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.0935">
                <text:p>0.0935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.0919">
                <text:p>0.091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.0925">
                <text:p>0.0925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0943">
                <text:p>0.0943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806">
                <text:p>0.0806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.0797">
                <text:p>0.079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.0811">
                <text:p>0.0811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.0817">
                <text:p>0.0817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.0831">
                <text:p>0.083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.0852">
                <text:p>0.0852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.0801">
                <text:p>0.0801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0806">
                <text:p>0.0806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0.0801">
                <text:p>0.0801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0.0637">
                <text:p>0.0637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0.0623">
                <text:p>0.0623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.0642">
                <text:p>0.064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0.0634">
                <text:p>0.0634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0.0651">
                <text:p>0.0651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0.0553">
                <text:p>0.0553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553">
                <text:p>0.0553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0.0397">
                <text:p>0.0397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0.0451">
                <text:p>0.0451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0.0397">
                <text:p>0.0397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514">
                <text:p>1514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1562">
                <text:p>1562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1572">
                <text:p>1572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582">
                <text:p>158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1589">
                <text:p>1589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1593">
                <text:p>1593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1595">
                <text:p>1595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1596">
                <text:p>1596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606">
                <text:p>160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1615">
                <text:p>1615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639">
                <text:p>163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float" office:value="1645">
                <text:p>164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float" office:value="1652">
                <text:p>1652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684">
                <text:p>1684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184">
                <text:p>0.0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